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45cm" fo:min-width="0.2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45cm" fo:min-width="0.2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354cm" fo:min-width="0.104cm"/>
    </style:style>
    <style:style style:name="gr5" style:family="graphic" style:parent-style-name="standard">
      <style:graphic-properties draw:fill="solid" draw:fill-color="#81d41a" draw:textarea-horizontal-align="justify" draw:textarea-vertical-align="middle" draw:auto-grow-height="false" fo:min-height="0.354cm" fo:min-width="0.104cm"/>
    </style:style>
    <style:style style:name="gr6" style:family="graphic" style:parent-style-name="standard">
      <style:graphic-properties draw:fill="solid" draw:fill-color="#81d41a" draw:textarea-horizontal-align="justify" draw:textarea-vertical-align="middle" draw:auto-grow-height="false" fo:min-height="0.354cm" fo:min-width="0.105cm"/>
    </style:style>
    <style:style style:name="gr7" style:family="graphic" style:parent-style-name="standard">
      <style:graphic-properties draw:textarea-horizontal-align="justify" draw:textarea-vertical-align="middle" draw:auto-grow-height="false" fo:min-height="0.354cm" fo:min-width="0.104cm"/>
    </style:style>
    <style:style style:name="gr8" style:family="graphic" style:parent-style-name="standard">
      <style:graphic-properties draw:textarea-horizontal-align="justify" draw:textarea-vertical-align="middle" draw:auto-grow-height="false" fo:min-height="0.354cm" fo:min-width="0.10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88cm" svg:height="0.988cm" svg:x="6.188cm" svg:y="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7.488cm" svg:y="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8.689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6.188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6.18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8cm" svg:height="0.988cm" svg:x="7.517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8cm" svg:height="0.988cm" svg:x="8.71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8cm" svg:height="0.988cm" svg:x="7.51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988cm" svg:height="0.988cm" svg:x="8.69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10.088cm" svg:y="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11.289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8cm" svg:height="0.988cm" svg:x="10.117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988cm" svg:height="0.988cm" svg:x="11.28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8cm" svg:height="0.988cm" svg:x="10.08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11.29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6.188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6.189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988cm" svg:height="0.988cm" svg:x="7.517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8cm" svg:height="0.988cm" svg:x="8.68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7.489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8.69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8cm" svg:height="0.988cm" svg:x="10.088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11.28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10.089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88cm" svg:height="0.988cm" svg:x="11.29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0.604cm" svg:height="0.604cm" svg:x="1.722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5" draw:layer="layout" svg:width="0.604cm" svg:height="0.604cm" svg:x="2.378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5" draw:layer="layout" svg:width="0.605cm" svg:height="0.604cm" svg:x="3.033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5" xml:id="id4" draw:id="id4" draw:layer="layout" svg:width="0.605cm" svg:height="0.604cm" svg:x="3.689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5" draw:layer="layout" svg:width="0.604cm" svg:height="0.604cm" svg:x="4.345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5" draw:layer="layout" svg:width="0.604cm" svg:height="0.604cm" svg:x="5.001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5" draw:layer="layout" svg:width="0.605cm" svg:height="0.604cm" svg:x="5.656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5" draw:layer="layout" svg:width="0.605cm" svg:height="0.604cm" svg:x="6.312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5" draw:layer="layout" svg:width="0.604cm" svg:height="0.604cm" svg:x="6.968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draw:layer="layout" svg:width="0.604cm" svg:height="0.604cm" svg:x="7.624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0.605cm" svg:height="0.604cm" svg:x="8.279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0.605cm" svg:height="0.604cm" svg:x="8.935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draw:layer="layout" svg:width="0.604cm" svg:height="0.604cm" svg:x="9.591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0.605cm" svg:height="0.604cm" svg:x="10.246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0.605cm" svg:height="0.604cm" svg:x="10.902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draw:layer="layout" svg:width="0.604cm" svg:height="0.604cm" svg:x="11.558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draw:layer="layout" svg:width="0.604cm" svg:height="0.604cm" svg:x="12.214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0.605cm" svg:height="0.604cm" svg:x="12.869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0.605cm" svg:height="0.604cm" svg:x="13.525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xml:id="id6" draw:id="id6" draw:layer="layout" svg:width="0.604cm" svg:height="0.604cm" svg:x="14.181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draw:layer="layout" svg:width="0.604cm" svg:height="0.604cm" svg:x="14.837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0.605cm" svg:height="0.604cm" svg:x="15.492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0.605cm" svg:height="0.604cm" svg:x="16.148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draw:layer="layout" svg:width="0.604cm" svg:height="0.604cm" svg:x="16.804cm" svg:y="10.89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1" draw:layer="layout" svg:width="0.604cm" svg:height="0.604cm" svg:x="17.46cm" svg:y="10.894cm">
          <text:p/>
          <draw:enhanced-geometry svg:viewBox="0 0 21600 21600" draw:mirror-vertical="true" draw:type="rectangle" draw:enhanced-path="M 0 0 L 21600 0 21600 21600 0 21600 0 0 Z N"/>
        </draw:custom-shape>
        <draw:connector draw:style-name="gr9" draw:text-style-name="P6" draw:layer="layout" draw:type="line" svg:x1="8.834cm" svg:y1="7.145cm" svg:x2="2.024cm" svg:y2="10.894cm" draw:start-shape="id1" draw:start-glue-point="7" draw:end-shape="id2" draw:end-glue-point="2" svg:d="M8834 7145l-6810 3749" svg:viewBox="0 0 6811 3750">
          <text:p/>
        </draw:connector>
        <draw:connector draw:style-name="gr9" draw:text-style-name="P6" draw:layer="layout" draw:type="line" svg:x1="7.661cm" svg:y1="8.343cm" svg:x2="3.992cm" svg:y2="10.894cm" draw:start-shape="id3" draw:start-glue-point="7" draw:end-shape="id4" draw:end-glue-point="2" svg:d="M7661 8343l-3669 2551" svg:viewBox="0 0 3670 2552">
          <text:p/>
        </draw:connector>
        <draw:connector draw:style-name="gr9" draw:text-style-name="P6" draw:layer="layout" draw:type="line" svg:x1="12.277cm" svg:y1="5.494cm" svg:x2="14.483cm" svg:y2="10.894cm" draw:start-shape="id5" draw:start-glue-point="10" draw:end-shape="id6" draw:end-glue-point="2" svg:d="M12277 5494l2206 5400" svg:viewBox="0 0 2207 5401">
          <text:p/>
        </draw:connector>
        <draw:frame draw:style-name="gr10" draw:text-style-name="P7" draw:layer="layout" svg:width="6.369cm" svg:height="0.962cm" svg:x="6.155cm" svg:y="10.048cm">
          <draw:text-box>
            <text:p text:style-name="P1">Mls samples buffer</text:p>
          </draw:text-box>
        </draw:frame>
        <draw:frame draw:style-name="gr11" draw:text-style-name="P7" draw:layer="layout" svg:width="5.745cm" svg:height="0.962cm" svg:x="6.236cm" svg:y="2.551cm">
          <draw:text-box>
            <text:p text:style-name="P1">Mls clust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5:58:16.311540382</meta:creation-date>
    <dc:date>2021-03-25T10:20:41.511382963</dc:date>
    <meta:editing-duration>PT5M57S</meta:editing-duration>
    <meta:editing-cycles>1</meta:editing-cycles>
    <meta:document-statistic meta:object-count="55"/>
    <meta:generator>LibreOffice/6.4.6.2$Linux_X86_64 LibreOffice_project/40$Build-2</meta:generator>
  </office:meta>
</office:document-meta>
</file>